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876" officeooo:paragraph-rsid="000a5876"/>
    </style:style>
    <style:style style:name="P2" style:family="paragraph" style:parent-style-name="Standard" style:list-style-name="L2">
      <style:text-properties officeooo:rsid="000a5876" officeooo:paragraph-rsid="000a5876"/>
    </style:style>
    <style:style style:name="P3" style:family="paragraph" style:parent-style-name="Standard" style:list-style-name="L2">
      <style:text-properties officeooo:rsid="000a5876" officeooo:paragraph-rsid="000ddc32"/>
    </style:style>
    <style:style style:name="P4" style:family="paragraph" style:parent-style-name="Standard" style:list-style-name="L2">
      <style:text-properties officeooo:rsid="000ad4b4" officeooo:paragraph-rsid="000ad4b4"/>
    </style:style>
    <style:style style:name="P5" style:family="paragraph" style:parent-style-name="Standard" style:list-style-name="L2">
      <style:text-properties officeooo:rsid="000ad4b4" officeooo:paragraph-rsid="000ddc32"/>
    </style:style>
    <style:style style:name="P6" style:family="paragraph" style:parent-style-name="Standard" style:list-style-name="L2">
      <style:text-properties officeooo:rsid="000afce0" officeooo:paragraph-rsid="000afce0"/>
    </style:style>
    <style:style style:name="P7" style:family="paragraph" style:parent-style-name="Standard" style:list-style-name="L2">
      <style:text-properties officeooo:rsid="000afce0" officeooo:paragraph-rsid="000ddc32"/>
    </style:style>
    <style:style style:name="P8" style:family="paragraph" style:parent-style-name="Standard" style:list-style-name="L2">
      <style:text-properties officeooo:rsid="000b51b7" officeooo:paragraph-rsid="000b51b7"/>
    </style:style>
    <style:style style:name="P9" style:family="paragraph" style:parent-style-name="Standard" style:list-style-name="L2">
      <style:text-properties officeooo:rsid="000b51b7" officeooo:paragraph-rsid="000ddc32"/>
    </style:style>
    <style:style style:name="T1" style:family="text">
      <style:text-properties officeooo:rsid="000ad4b4"/>
    </style:style>
    <style:style style:name="T2" style:family="text">
      <style:text-properties officeooo:rsid="000b51b7"/>
    </style:style>
    <style:style style:name="T3" style:family="text">
      <style:text-properties officeooo:rsid="000ba8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e für das Planen einer Befragung</text:p>
      <text:p text:style-name="P1"/>
      <text:list xml:id="list5920799713800166390" text:style-name="L2">
        <text:list-item>
          <text:p text:style-name="P2">Zeitplanung: Pretest, Lasttest, Feldphase start/ende</text:p>
        </text:list-item>
        <text:list-item>
          <text:p text:style-name="P4">interne Zeitplanung: wer macht was, bis wann</text:p>
        </text:list-item>
        <text:list-item>
          <text:p text:style-name="P2">Stichprobe</text:p>
        </text:list-item>
        <text:list-item>
          <text:p text:style-name="P2">Versand der Einladungen <text:span text:style-name="T1">(wir/Projekt/Externe); in Wellen oder alle auf einmal; <text:line-break/>Reminder</text:span></text:p>
        </text:list-item>
        <text:list-item>
          <text:p text:style-name="P4">Ansprechpartner/Support/Ticketsystem</text:p>
        </text:list-item>
        <text:list-item>
          <text:p text:style-name="P4">Preloads</text:p>
        </text:list-item>
        <text:list-item>
          <text:p text:style-name="P4">Datenschutz</text:p>
        </text:list-item>
        <text:list-item>
          <text:p text:style-name="P5">Design (wird voom Projekt zur Verfügung gestellt/Extern/Intern)</text:p>
        </text:list-item>
        <text:list-item>
          <text:p text:style-name="P6">Wann gibt es die erste und <text:span text:style-name="T2">wann </text:span>die endgültige Fassund des Fragebogens</text:p>
        </text:list-item>
        <text:list-item>
          <text:p text:style-name="P6">Zertifikat</text:p>
        </text:list-item>
        <text:list-item>
          <text:p text:style-name="P8">Monitoring der Befragung</text:p>
        </text:list-item>
        <text:list-item>
          <text:p text:style-name="P3">login: anonym, directlink, token</text:p>
        </text:list-item>
        <text:list-item>
          <text:p text:style-name="P7">Abweichungen von Standartfragen (Formulare usw.)</text:p>
        </text:list-item>
        <text:list-item>
          <text:p text:style-name="P8"><text:span text:style-name="T3">Sprachen</text:span></text:p>
        </text:list-item>
        <text:list-item>
          <text:p text:style-name="P9">Änderungswünsche erst sammeln, dann bearbeiten (zur Info an Projekte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4:42:18.149939917</meta:creation-date>
    <dc:date>2015-01-16T09:38:43.172400646</dc:date>
    <meta:editing-duration>PT14M56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90" meta:character-count="629" meta:non-whitespace-character-count="569"/>
  </office:meta>
</office:document-meta>
</file>